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Μῆνιν ἄειδε θεὰ Πηληϊάδεω Ἀχιλῆος οὐλομένην, ἣ μυρί' Ἀχαιοῖς ἄλγε' ἔθηκε, πολλὰς δ' ἰφθίμους ψυχὰς Ἄϊδι προΐαψεν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9:57:15.600144292</meta:creation-date>
    <dc:date>2025-02-18T15:55:04.991206698</dc:date>
    <meta:editing-duration>PT25S</meta:editing-duration>
    <meta:editing-cycles>2</meta:editing-cycles>
    <meta:generator>LibreOffice/24.8.4.2$MacOSX_AARCH64 LibreOffice_project/bb3cfa12c7b1bf994ecc5649a80400d06cd71002</meta:generator>
    <meta:document-statistic meta:table-count="0" meta:image-count="0" meta:object-count="0" meta:page-count="1" meta:paragraph-count="1" meta:word-count="17" meta:character-count="112" meta:non-whitespace-character-count="96"/>
  </office:meta>
</office:document-meta>
</file>